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style:font-name="Droid Sans" fo:font-size="12pt" fo:language="fr" fo:country="CH" style:text-underline-style="none" fo:font-weight="bold" officeooo:rsid="00006970" officeooo:paragraph-rsid="00006970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Droid Sans" fo:font-size="12pt" fo:language="fr" fo:country="CH" officeooo:rsid="00006970" officeooo:paragraph-rsid="0000697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Droid Sans" fo:font-size="12pt" fo:language="fr" fo:country="CH" officeooo:rsid="00025d39" officeooo:paragraph-rsid="00025d39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Droid Sans" fo:font-size="12pt" fo:language="fr" fo:country="CH" officeooo:rsid="00035463" officeooo:paragraph-rsid="00035463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Droid Sans" fo:font-size="12pt" fo:language="fr" fo:country="CH" officeooo:paragraph-rsid="00051703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Droid Sans" fo:font-size="12pt" fo:language="fr" fo:country="CH" style:text-underline-style="none" fo:font-weight="bold" officeooo:rsid="00025d39" officeooo:paragraph-rsid="00025d39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Droid Sans" fo:font-size="12pt" fo:language="fr" fo:country="CH" style:text-underline-style="none" officeooo:rsid="00025d39" officeooo:paragraph-rsid="00025d39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Droid Sans" fo:font-size="12pt" fo:language="fr" fo:country="CH" fo:font-weight="bold" officeooo:rsid="00051703" officeooo:paragraph-rsid="00051703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Droid Sans" fo:font-size="12pt" fo:language="fr" fo:country="CH" fo:font-weight="bold" officeooo:rsid="00051703" officeooo:paragraph-rsid="0005170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Droid Sans" fo:font-size="12pt" fo:language="fr" fo:country="CH" fo:font-weight="bold" officeooo:rsid="00051703" officeooo:paragraph-rsid="000a973c" style:font-size-asian="12pt" style:font-weight-asian="bold" style:font-size-complex="12pt" style:font-weight-complex="bold"/>
    </style:style>
    <style:style style:name="P11" style:family="paragraph" style:parent-style-name="Standard" style:list-style-name="L16">
      <style:paragraph-properties fo:text-align="justify" style:justify-single-word="false"/>
      <style:text-properties style:font-name="Droid Sans" fo:font-size="12pt" fo:language="fr" fo:country="CH" fo:font-weight="bold" officeooo:rsid="00051703" officeooo:paragraph-rsid="000a973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Droid Sans" fo:font-size="12pt" fo:language="fr" fo:country="CH" fo:font-weight="bold" officeooo:rsid="00208624" officeooo:paragraph-rsid="00208624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Droid Sans" fo:font-size="12pt" fo:language="fr" fo:country="CH" fo:font-weight="bold" officeooo:rsid="00208624" officeooo:paragraph-rsid="002917ca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Droid Sans" fo:font-size="12pt" fo:language="fr" fo:country="CH" fo:font-weight="bold" officeooo:rsid="0033183a" officeooo:paragraph-rsid="0033183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Droid Sans" fo:font-size="12pt" fo:language="fr" fo:country="CH" fo:font-weight="bold" officeooo:rsid="00413468" officeooo:paragraph-rsid="0041346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Droid Sans" fo:font-size="12pt" fo:language="fr" fo:country="CH" fo:font-weight="normal" officeooo:rsid="00051703" officeooo:paragraph-rsid="00051703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style:font-name="Droid Sans" fo:font-size="12pt" fo:language="fr" fo:country="CH" fo:font-weight="normal" officeooo:rsid="0005678f" officeooo:paragraph-rsid="0005678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Droid Sans" fo:font-size="12pt" fo:language="fr" fo:country="CH" fo:font-weight="normal" officeooo:rsid="0005678f" officeooo:paragraph-rsid="0005678f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justify" style:justify-single-word="false"/>
      <style:text-properties style:font-name="Droid Sans" fo:font-size="12pt" fo:language="fr" fo:country="CH" fo:font-weight="normal" officeooo:rsid="0005678f" officeooo:paragraph-rsid="0005678f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justify" style:justify-single-word="false"/>
      <style:text-properties style:font-name="Droid Sans" fo:font-size="12pt" fo:language="fr" fo:country="CH" fo:font-weight="normal" officeooo:rsid="0005678f" officeooo:paragraph-rsid="0005678f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text-align="justify" style:justify-single-word="false"/>
      <style:text-properties style:font-name="Droid Sans" fo:font-size="12pt" fo:language="fr" fo:country="CH" fo:font-weight="normal" officeooo:rsid="0005678f" officeooo:paragraph-rsid="0005678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Droid Sans" fo:font-size="12pt" fo:language="fr" fo:country="CH" fo:font-weight="normal" officeooo:rsid="0005678f" officeooo:paragraph-rsid="0007afd5" style:font-size-asian="12pt" style:font-weight-asian="normal" style:font-size-complex="12pt" style:font-weight-complex="normal"/>
    </style:style>
    <style:style style:name="P23" style:family="paragraph" style:parent-style-name="Standard" style:list-style-name="L8">
      <style:paragraph-properties fo:text-align="justify" style:justify-single-word="false"/>
      <style:text-properties style:font-name="Droid Sans" fo:font-size="12pt" fo:language="fr" fo:country="CH" fo:font-weight="normal" officeooo:rsid="0006f22d" officeooo:paragraph-rsid="0006f22d" style:font-size-asian="12pt" style:font-weight-asian="normal" style:font-size-complex="12pt" style:font-weight-complex="normal"/>
    </style:style>
    <style:style style:name="P24" style:family="paragraph" style:parent-style-name="Standard" style:list-style-name="L8">
      <style:paragraph-properties fo:text-align="justify" style:justify-single-word="false"/>
      <style:text-properties style:font-name="Droid Sans" fo:font-size="12pt" fo:language="fr" fo:country="CH" fo:font-weight="normal" officeooo:rsid="0006f22d" officeooo:paragraph-rsid="0007afd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Droid Sans" fo:font-size="12pt" fo:language="fr" fo:country="CH" fo:font-weight="normal" officeooo:rsid="0006f22d" officeooo:paragraph-rsid="0006f22d" style:font-size-asian="12pt" style:font-weight-asian="normal" style:font-size-complex="12pt" style:font-weight-complex="normal"/>
    </style:style>
    <style:style style:name="P26" style:family="paragraph" style:parent-style-name="Standard" style:list-style-name="L9">
      <style:paragraph-properties fo:text-align="justify" style:justify-single-word="false"/>
      <style:text-properties style:font-name="Droid Sans" fo:font-size="12pt" fo:language="fr" fo:country="CH" fo:font-weight="normal" officeooo:rsid="0006f22d" officeooo:paragraph-rsid="0006f22d" style:font-size-asian="12pt" style:font-weight-asian="normal" style:font-size-complex="12pt" style:font-weight-complex="normal"/>
    </style:style>
    <style:style style:name="P27" style:family="paragraph" style:parent-style-name="Standard" style:list-style-name="L10">
      <style:paragraph-properties fo:text-align="justify" style:justify-single-word="false"/>
      <style:text-properties style:font-name="Droid Sans" fo:font-size="12pt" fo:language="fr" fo:country="CH" fo:font-weight="normal" officeooo:rsid="0006f22d" officeooo:paragraph-rsid="0006f22d" style:font-size-asian="12pt" style:font-weight-asian="normal" style:font-size-complex="12pt" style:font-weight-complex="normal"/>
    </style:style>
    <style:style style:name="P28" style:family="paragraph" style:parent-style-name="Standard" style:list-style-name="L11">
      <style:paragraph-properties fo:text-align="justify" style:justify-single-word="false"/>
      <style:text-properties style:font-name="Droid Sans" fo:font-size="12pt" fo:language="fr" fo:country="CH" fo:font-weight="normal" officeooo:rsid="0006f22d" officeooo:paragraph-rsid="0006f22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roid Sans" fo:font-size="12pt" fo:language="fr" fo:country="CH" fo:font-weight="normal" officeooo:rsid="0006f22d" officeooo:paragraph-rsid="0007afd5" style:font-size-asian="12pt" style:font-weight-asian="normal" style:font-size-complex="12pt" style:font-weight-complex="normal"/>
    </style:style>
    <style:style style:name="P30" style:family="paragraph" style:parent-style-name="Standard" style:list-style-name="L12">
      <style:paragraph-properties fo:text-align="justify" style:justify-single-word="false"/>
      <style:text-properties style:font-name="Droid Sans" fo:font-size="12pt" fo:language="fr" fo:country="CH" fo:font-weight="normal" officeooo:rsid="0006f22d" officeooo:paragraph-rsid="0007afd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roid Sans" fo:font-size="12pt" fo:language="fr" fo:country="CH" fo:font-weight="normal" officeooo:rsid="0007afd5" officeooo:paragraph-rsid="0007afd5" style:font-size-asian="12pt" style:font-weight-asian="normal" style:font-size-complex="12pt" style:font-weight-complex="normal"/>
    </style:style>
    <style:style style:name="P32" style:family="paragraph" style:parent-style-name="Standard" style:list-style-name="L8">
      <style:paragraph-properties fo:text-align="justify" style:justify-single-word="false"/>
      <style:text-properties style:font-name="Droid Sans" fo:font-size="12pt" fo:language="fr" fo:country="CH" fo:font-weight="normal" officeooo:rsid="0007afd5" officeooo:paragraph-rsid="0007afd5" style:font-size-asian="12pt" style:font-weight-asian="normal" style:font-size-complex="12pt" style:font-weight-complex="normal"/>
    </style:style>
    <style:style style:name="P33" style:family="paragraph" style:parent-style-name="Standard" style:list-style-name="L13">
      <style:paragraph-properties fo:text-align="justify" style:justify-single-word="false"/>
      <style:text-properties style:font-name="Droid Sans" fo:font-size="12pt" fo:language="fr" fo:country="CH" fo:font-weight="normal" officeooo:rsid="0007afd5" officeooo:paragraph-rsid="0007afd5" style:font-size-asian="12pt" style:font-weight-asian="normal" style:font-size-complex="12pt" style:font-weight-complex="normal"/>
    </style:style>
    <style:style style:name="P34" style:family="paragraph" style:parent-style-name="Standard" style:list-style-name="L13">
      <style:paragraph-properties fo:text-align="justify" style:justify-single-word="false"/>
      <style:text-properties style:font-name="Droid Sans" fo:font-size="12pt" fo:language="fr" fo:country="CH" fo:font-weight="normal" officeooo:rsid="0007afd5" officeooo:paragraph-rsid="0016f789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Droid Sans" fo:font-size="12pt" fo:language="fr" fo:country="CH" fo:font-weight="normal" officeooo:rsid="0007afd5" officeooo:paragraph-rsid="0016f789" style:font-size-asian="12pt" style:font-weight-asian="normal" style:font-size-complex="12pt" style:font-weight-complex="normal"/>
    </style:style>
    <style:style style:name="P36" style:family="paragraph" style:parent-style-name="Standard" style:list-style-name="L15">
      <style:paragraph-properties fo:text-align="justify" style:justify-single-word="false"/>
      <style:text-properties style:font-name="Droid Sans" fo:font-size="12pt" fo:language="fr" fo:country="CH" fo:font-weight="normal" officeooo:rsid="0008e69d" officeooo:paragraph-rsid="0008e69d" style:font-size-asian="12pt" style:font-weight-asian="normal" style:font-size-complex="12pt" style:font-weight-complex="normal"/>
    </style:style>
    <style:style style:name="P37" style:family="paragraph" style:parent-style-name="Standard" style:list-style-name="L19">
      <style:paragraph-properties fo:text-align="justify" style:justify-single-word="false"/>
      <style:text-properties style:font-name="Droid Sans" fo:font-size="12pt" fo:language="fr" fo:country="CH" fo:font-weight="normal" officeooo:rsid="0008e69d" officeooo:paragraph-rsid="0016f789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Droid Sans" fo:font-size="12pt" fo:language="fr" fo:country="CH" fo:font-weight="normal" officeooo:rsid="000f7042" officeooo:paragraph-rsid="000f7042" style:font-size-asian="12pt" style:font-weight-asian="normal" style:font-size-complex="12pt" style:font-weight-complex="normal"/>
    </style:style>
    <style:style style:name="P39" style:family="paragraph" style:parent-style-name="Standard" style:list-style-name="L18">
      <style:paragraph-properties fo:text-align="justify" style:justify-single-word="false"/>
      <style:text-properties style:font-name="Droid Sans" fo:font-size="12pt" fo:language="fr" fo:country="CH" fo:font-weight="normal" officeooo:rsid="000f7042" officeooo:paragraph-rsid="000f7042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Droid Sans" fo:font-size="12pt" fo:language="fr" fo:country="CH" fo:font-weight="normal" officeooo:rsid="000f7042" officeooo:paragraph-rsid="00137561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Droid Sans" fo:font-size="12pt" fo:language="fr" fo:country="CH" fo:font-weight="normal" officeooo:rsid="000f7042" officeooo:paragraph-rsid="0016f789" style:font-size-asian="12pt" style:font-weight-asian="normal" style:font-size-complex="12pt" style:font-weight-complex="normal"/>
    </style:style>
    <style:style style:name="P42" style:family="paragraph" style:parent-style-name="Standard" style:list-style-name="L20">
      <style:paragraph-properties fo:text-align="justify" style:justify-single-word="false"/>
      <style:text-properties style:font-name="Droid Sans" fo:font-size="12pt" fo:language="fr" fo:country="CH" fo:font-weight="normal" officeooo:rsid="000f7042" officeooo:paragraph-rsid="0016f789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Droid Sans" fo:font-size="12pt" fo:language="fr" fo:country="CH" fo:font-weight="normal" officeooo:rsid="00137561" officeooo:paragraph-rsid="0013756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Droid Sans" fo:font-size="12pt" fo:language="fr" fo:country="CH" fo:font-weight="normal" officeooo:rsid="00137561" officeooo:paragraph-rsid="0016f789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Droid Sans" fo:font-size="12pt" fo:language="fr" fo:country="CH" fo:font-weight="normal" officeooo:rsid="00208624" officeooo:paragraph-rsid="00208624" style:font-size-asian="12pt" style:font-weight-asian="normal" style:font-size-complex="12pt" style:font-weight-complex="normal"/>
    </style:style>
    <style:style style:name="P46" style:family="paragraph" style:parent-style-name="Standard" style:list-style-name="L21">
      <style:paragraph-properties fo:text-align="justify" style:justify-single-word="false"/>
      <style:text-properties style:font-name="Droid Sans" fo:font-size="12pt" fo:language="fr" fo:country="CH" fo:font-weight="normal" officeooo:rsid="00208624" officeooo:paragraph-rsid="00208624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Droid Sans" fo:font-size="12pt" fo:language="fr" fo:country="CH" fo:font-weight="normal" officeooo:rsid="00208624" officeooo:paragraph-rsid="002917ca" style:font-size-asian="12pt" style:font-weight-asian="normal" style:font-size-complex="12pt" style:font-weight-complex="normal"/>
    </style:style>
    <style:style style:name="P48" style:family="paragraph" style:parent-style-name="Standard" style:list-style-name="L3">
      <style:paragraph-properties fo:text-align="justify" style:justify-single-word="false"/>
      <style:text-properties style:font-name="Droid Sans" fo:font-size="12pt" fo:language="fr" fo:country="CH" fo:font-weight="normal" officeooo:rsid="00350930" officeooo:paragraph-rsid="0035093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Droid Sans" fo:font-size="12pt" fo:language="fr" fo:country="CH" fo:font-weight="normal" officeooo:rsid="00413468" officeooo:paragraph-rsid="00413468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Droid Sans" fo:font-size="12pt" fo:language="fr" fo:country="CH" fo:font-style="italic" fo:font-weight="normal" officeooo:rsid="002917ca" officeooo:paragraph-rsid="002917ca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Droid Sans" fo:font-size="12pt" fo:language="fr" fo:country="CH" fo:font-style="italic" fo:font-weight="normal" officeooo:rsid="0036ac77" officeooo:paragraph-rsid="0036ac77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 style:list-style-name="L22">
      <style:paragraph-properties fo:text-align="justify" style:justify-single-word="false"/>
      <style:text-properties style:font-name="Droid Sans" fo:font-size="12pt" fo:language="fr" fo:country="CH" fo:font-style="italic" fo:font-weight="normal" officeooo:rsid="0036ac77" officeooo:paragraph-rsid="0036ac77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Droid Sans" fo:font-size="12pt" fo:language="fr" fo:country="CH" fo:font-style="italic" fo:font-weight="bold" officeooo:rsid="002917ca" officeooo:paragraph-rsid="002917ca" style:font-size-asian="12pt" style:font-style-asian="italic" style:font-weight-asian="bold" style:font-size-complex="12pt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Droid Sans" fo:font-size="12pt" fo:language="fr" fo:country="CH" fo:font-style="italic" fo:font-weight="bold" officeooo:rsid="0036ac77" officeooo:paragraph-rsid="0036ac77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Standard" style:list-style-name="L22">
      <style:paragraph-properties fo:text-align="justify" style:justify-single-word="false"/>
      <style:text-properties style:font-name="Droid Sans" fo:font-size="12pt" fo:language="fr" fo:country="CH" fo:font-style="normal" fo:font-weight="normal" officeooo:rsid="0036ac77" officeooo:paragraph-rsid="0036ac77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17">
      <style:paragraph-properties fo:text-align="justify" style:justify-single-word="false"/>
      <style:text-properties officeooo:paragraph-rsid="000a973c"/>
    </style:style>
    <style:style style:name="P57" style:family="paragraph" style:parent-style-name="Header">
      <style:paragraph-properties fo:text-align="end" style:justify-single-word="false"/>
      <style:text-properties fo:font-size="9pt" officeooo:rsid="00006970" officeooo:paragraph-rsid="00006970" style:font-size-asian="9pt" style:font-size-complex="9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35463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05678f" style:font-weight-asian="bold" style:font-weight-complex="bold"/>
    </style:style>
    <style:style style:name="T5" style:family="text">
      <style:text-properties style:text-underline-style="none" fo:font-weight="bold" officeooo:rsid="0006f22d" style:font-weight-asian="bold" style:font-weight-complex="bold"/>
    </style:style>
    <style:style style:name="T6" style:family="text">
      <style:text-properties style:text-underline-style="none" fo:font-weight="bold" officeooo:rsid="0007afd5" style:font-weight-asian="bold" style:font-weight-complex="bold"/>
    </style:style>
    <style:style style:name="T7" style:family="text">
      <style:text-properties style:text-underline-style="none" fo:font-weight="bold" officeooo:rsid="0008e69d" style:font-weight-asian="bold" style:font-weight-complex="bold"/>
    </style:style>
    <style:style style:name="T8" style:family="text">
      <style:text-properties style:text-underline-style="none" fo:font-weight="bold" officeooo:rsid="00137561" style:font-weight-asian="bold" style:font-weight-complex="bold"/>
    </style:style>
    <style:style style:name="T9" style:family="text">
      <style:text-properties style:text-underline-style="none" fo:font-weight="bold" officeooo:rsid="0016f789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051703" style:font-weight-asian="normal" style:font-weight-complex="normal"/>
    </style:style>
    <style:style style:name="T12" style:family="text">
      <style:text-properties style:text-underline-style="none" fo:font-weight="normal" officeooo:rsid="000a973c" style:font-weight-asian="normal" style:font-weight-complex="normal"/>
    </style:style>
    <style:style style:name="T13" style:family="text">
      <style:text-properties style:text-underline-style="none" officeooo:rsid="0006f22d"/>
    </style:style>
    <style:style style:name="T14" style:family="text">
      <style:text-properties style:text-underline-style="none" officeooo:rsid="0007afd5"/>
    </style:style>
    <style:style style:name="T15" style:family="text">
      <style:text-properties style:text-underline-style="none" officeooo:rsid="0008e69d"/>
    </style:style>
    <style:style style:name="T16" style:family="text">
      <style:text-properties style:text-underline-style="none" officeooo:rsid="000a973c"/>
    </style:style>
    <style:style style:name="T17" style:family="text">
      <style:text-properties style:text-underline-style="none" officeooo:rsid="000db532"/>
    </style:style>
    <style:style style:name="T18" style:family="text">
      <style:text-properties style:text-underline-style="none" officeooo:rsid="000f7042"/>
    </style:style>
    <style:style style:name="T19" style:family="text">
      <style:text-properties style:text-underline-style="none" officeooo:rsid="0016f789"/>
    </style:style>
    <style:style style:name="T20" style:family="text">
      <style:text-properties style:text-underline-style="none" officeooo:rsid="001865e4"/>
    </style:style>
    <style:style style:name="T21" style:family="text">
      <style:text-properties style:text-underline-style="none" officeooo:rsid="0018eaea"/>
    </style:style>
    <style:style style:name="T22" style:family="text">
      <style:text-properties style:text-underline-style="none" officeooo:rsid="0021ade6"/>
    </style:style>
    <style:style style:name="T23" style:family="text">
      <style:text-properties style:text-underline-style="none" officeooo:rsid="002413c7"/>
    </style:style>
    <style:style style:name="T24" style:family="text">
      <style:text-properties style:text-underline-style="none" officeooo:rsid="002917ca"/>
    </style:style>
    <style:style style:name="T25" style:family="text">
      <style:text-properties style:font-name="Droid Sans" fo:font-size="12pt" fo:language="fr" fo:country="CH" style:text-underline-style="none" fo:font-weight="normal" officeooo:rsid="00051703" style:font-size-asian="12pt" style:font-weight-asian="normal" style:font-size-complex="12pt" style:font-weight-complex="normal"/>
    </style:style>
    <style:style style:name="T26" style:family="text">
      <style:text-properties fo:font-style="normal" style:text-underline-style="none" style:font-style-asian="normal" style:font-style-complex="normal"/>
    </style:style>
    <style:style style:name="T27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GEN<text:initial-creator/></text:p>
      <text:p text:style-name="P2"/>
      <text:p text:style-name="P2"/>
      <text:p text:style-name="P6">Fonctionnement général</text:p>
      <text:p text:style-name="P7"/>
      <text:p text:style-name="P3"><text:span text:style-name="T1">Notre jeu est un jeu de question-réponse entre un étudiant (joueur) et un assistant ou un professeur (ordinateur). Le joueur progresse en répondant correctement aux diverses questions qui lui sont posées et gagne ainsi de l’expérience. </text:span><text:span text:style-name="T2">Il récupère </text:span><text:span text:style-name="T15">également</text:span><text:span text:style-name="T2"> les questions auxquelles il a répondu correctement. </text:span><text:span text:style-name="T1">Après avoir remporté un certain nombre de victoire, il est alors possible </text:span><text:span text:style-name="T15">d’accéder</text:span><text:span text:style-name="T1"> </text:span><text:span text:style-name="T16">à </text:span><text:span text:style-name="T1">un examen final </text:span><text:span text:style-name="T16">ou le temps pour répondre aux question est alors limité.</text:span><text:span text:style-name="T2"> </text:span></text:p>
      <text:p text:style-name="P3"><text:span text:style-name="T2"/></text:p>
      <text:p text:style-name="P4"><text:span text:style-name="T1">Quand un joueur possède un certain nombre de questions, il peut alors commencer à défier d’autres joueurs. Ce mode consiste à défier un autre joueur, et chaque joueur pose tour à tour une question qu’il a gagnée contre les assistants ou les professeurs.</text:span></text:p>
      <text:p text:style-name="P4"><text:span text:style-name="T1"/></text:p>
      <text:p text:style-name="P8"><text:span text:style-name="T1">Le joueur possède</text:span></text:p>
      <text:p text:style-name="P8"><text:span text:style-name="T10"/></text:p>
      <text:list xml:id="list1828193341" text:style-name="L1">
        <text:list-item>
          <text:p text:style-name="P9"><text:span text:style-name="T10">Un état d’avancement dans le jeu</text:span></text:p>
        </text:list-item>
        <text:list-item>
          <text:p text:style-name="P14"><text:span text:style-name="T10">Une classe (type d’étudiant)</text:span></text:p>
        </text:list-item>
        <text:list-item>
          <text:p text:style-name="P9"><text:span text:style-name="T10">Un nombre de point de vie</text:span></text:p>
        </text:list-item>
        <text:list-item>
          <text:p text:style-name="P9"><text:span text:style-name="T10">Zéro à plusieurs objets pouvant l’aider</text:span></text:p>
        </text:list-item>
        <text:list-item>
          <text:p text:style-name="P9"><text:span text:style-name="T10">Un pool de questions durement acquises</text:span></text:p>
        </text:list-item>
        <text:list-item>
          <text:p text:style-name="P9"><text:span text:style-name="T10">Un nombre de point d’expérience</text:span></text:p>
        </text:list-item>
        <text:list-item>
          <text:p text:style-name="P9"><text:span text:style-name="T10">Un niveau</text:span></text:p>
        </text:list-item>
      </text:list>
      <text:p text:style-name="P8"><text:span text:style-name="T10"/></text:p>
      <text:p text:style-name="P10"><text:span text:style-name="T1">Le</text:span><text:span text:style-name="T16">s professeurs/assistants ont</text:span></text:p>
      <text:p text:style-name="P10"><text:span text:style-name="T16"/></text:p>
      <text:list xml:id="list3896858468" text:style-name="L17">
        <text:list-item>
          <text:p text:style-name="P56"><text:span text:style-name="T25">Un nombre de point de vie</text:span></text:p>
        </text:list-item>
      </text:list>
      <text:list xml:id="list2057669269" text:style-name="L16">
        <text:list-item>
          <text:p text:style-name="P11"><text:span text:style-name="T10">Un pool de questions </text:span><text:span text:style-name="T12">sur le serveur, définies par les administrateurs</text:span></text:p>
        </text:list-item>
        <text:list-item>
          <text:p text:style-name="P11"><text:span text:style-name="T12">Un niveau</text:span></text:p>
        </text:list-item>
      </text:list>
      <text:p text:style-name="P5"><text:span text:style-name="T11"/></text:p>
      <text:p text:style-name="P8"><text:span text:style-name="T1">Déroulement </text:span><text:span text:style-name="T13">du Jeu</text:span></text:p>
      <text:p text:style-name="P8"><text:span text:style-name="T1"/></text:p>
      <text:p text:style-name="P16"><text:span text:style-name="T1">1.<text:tab/>Le joueur lance le jeu</text:span></text:p>
      <text:p text:style-name="P16"><text:span text:style-name="T1"/></text:p>
      <text:p text:style-name="P16"><text:span text:style-name="T1">2.<text:tab/></text:span><text:span text:style-name="T4">Si le joueur ne possède pas </text:span><text:span text:style-name="T7">déjà</text:span><text:span text:style-name="T4"> un compte</text:span></text:p>
      <text:list xml:id="list2142023205" text:style-name="L3">
        <text:list-item>
          <text:p text:style-name="P17"><text:span text:style-name="T1">Le joueur est invité à le faire</text:span></text:p>
        </text:list-item>
        <text:list-item>
          <text:p text:style-name="P48"><text:span text:style-name="T1">Il choisit alors sa classe</text:span></text:p>
        </text:list-item>
      </text:list>
      <text:p text:style-name="P18"><text:span text:style-name="T1"><text:tab/></text:span><text:span text:style-name="T3">Sinon</text:span></text:p>
      <text:list xml:id="list1994473934" text:style-name="L5">
        <text:list-item>
          <text:p text:style-name="P19"><text:span text:style-name="T1">passe à l’étape 3</text:span></text:p>
          <text:p text:style-name="P19"><text:span text:style-name="T1"/></text:p>
        </text:list-item>
      </text:list>
      <text:p text:style-name="P18"><text:span text:style-name="T1">3.<text:tab/>Le joueur arrive sur son menu principal (dashboard) ou il peut voir:</text:span></text:p>
      <text:list xml:id="list1235946990" text:style-name="L6">
        <text:list-item>
          <text:p text:style-name="P20"><text:span text:style-name="T1">Son niveau</text:span></text:p>
        </text:list-item>
        <text:list-item>
          <text:p text:style-name="P20"><text:span text:style-name="T1">Son nombre de point </text:span><text:span text:style-name="T15">d’expérience</text:span></text:p>
        </text:list-item>
        <text:list-item>
          <text:p text:style-name="P20"><text:span text:style-name="T1">Ses objets </text:span><text:span text:style-name="T15">éventuels</text:span></text:p>
          <text:p text:style-name="P20"><text:soft-page-break/><text:span text:style-name="T1"/></text:p>
        </text:list-item>
      </text:list>
      <text:p text:style-name="P18"><text:span text:style-name="T1"><text:tab/>A ce niveau le joueur peut (via des boutons):</text:span></text:p>
      <text:list xml:id="list827537997" text:style-name="L7">
        <text:list-item>
          <text:p text:style-name="P21"><text:span text:style-name="T15">Démarrer</text:span><text:span text:style-name="T1"> le mode Aventure (joueur contre ordinateur) et pass</text:span><text:span text:style-name="T15">e</text:span><text:span text:style-name="T1"> à l’étape 4</text:span></text:p>
        </text:list-item>
        <text:list-item>
          <text:p text:style-name="P21"><text:span text:style-name="T3">Si il possède </text:span><text:span text:style-name="T7">suffisamment</text:span><text:span text:style-name="T3"> de question</text:span><text:span text:style-name="T1">, </text:span><text:span text:style-name="T15">démarrer</text:span><text:span text:style-name="T1"> le mode Versus (joueur contre joueur) et passe à l’étape </text:span><text:span text:style-name="T14">8</text:span></text:p>
        </text:list-item>
        <text:list-item>
          <text:p text:style-name="P21"><text:span text:style-name="T15">Accéder</text:span><text:span text:style-name="T1"> à la liste de ses haut-faits, ses </text:span><text:span text:style-name="T15">réussites</text:span><text:span text:style-name="T1"> </text:span><text:span text:style-name="T3">(</text:span><text:span text:style-name="T7">optionnel</text:span><text:span text:style-name="T3"> – sera peut être intégré)</text:span></text:p>
        </text:list-item>
        <text:list-item>
          <text:p text:style-name="P21"><text:span text:style-name="T15">Accéder</text:span><text:span text:style-name="T1"> à un tableau des scores </text:span><text:span text:style-name="T3">(</text:span><text:span text:style-name="T7">optionnel</text:span><text:span text:style-name="T3"> – sera peut être intégré)</text:span></text:p>
        </text:list-item>
      </text:list>
      <text:p text:style-name="P18"><text:span text:style-name="T3"/></text:p>
      <text:p text:style-name="P18"><text:span text:style-name="T1">4.<text:tab/>Le joueur accéder à sa prochaine confrontation, selon son avancement dans le jeu. Il <text:tab/>affronte alors le prochain assistant ou professeur. </text:span><text:span text:style-name="T5">(voir déroulement d’un <text:tab/>affrontement)</text:span></text:p>
      <text:p text:style-name="P18"><text:span text:style-name="T5"/></text:p>
      <text:p text:style-name="P22"><text:span text:style-name="T14">5.</text:span><text:span text:style-name="T6"><text:tab/></text:span><text:span text:style-name="T5">Si le joueur gagne</text:span></text:p>
      <text:list xml:id="list2271208062" text:style-name="L8">
        <text:list-item>
          <text:p text:style-name="P23"><text:span text:style-name="T1">il gagne de </text:span><text:span text:style-name="T15">l’expérience</text:span></text:p>
        </text:list-item>
        <text:list-item>
          <text:p text:style-name="P23"><text:span text:style-name="T1">il gagne les questions posées par le professeur</text:span></text:p>
        </text:list-item>
        <text:list-item>
          <text:p text:style-name="P23"><text:span text:style-name="T1">il gagne Zéro à plusieurs objets</text:span></text:p>
        </text:list-item>
        <text:list-item>
          <text:p text:style-name="P23"><text:span text:style-name="T1">il peut passer à la suite du mode (avancement dans le jeu)</text:span></text:p>
        </text:list-item>
      </text:list>
      <text:p text:style-name="P25"><text:span text:style-name="T1"><text:tab/></text:span><text:span text:style-name="T3">Si le joueur perd</text:span></text:p>
      <text:list xml:id="list2729812068" text:style-name="L9">
        <text:list-item>
          <text:p text:style-name="P26"><text:span text:style-name="T1">il ne gagne rien</text:span></text:p>
        </text:list-item>
        <text:list-item>
          <text:p text:style-name="P26"><text:span text:style-name="T1">les objets utilisé lors de l’affrontement sont perdu</text:span></text:p>
        </text:list-item>
        <text:list-item>
          <text:p text:style-name="P26"><text:span text:style-name="T1">il reste au même point dans le mode (il n’avance pas plus dans le jeu)</text:span></text:p>
        </text:list-item>
      </text:list>
      <text:p text:style-name="P25"><text:span text:style-name="T1"/></text:p>
      <text:p text:style-name="P25"><text:span text:style-name="T14">6</text:span><text:span text:style-name="T1">.<text:tab/></text:span><text:span text:style-name="T3">Si le joueur possède </text:span><text:span text:style-name="T7">suffisamment</text:span><text:span text:style-name="T3"> de point </text:span><text:span text:style-name="T7">d’expérience</text:span></text:p>
      <text:list xml:id="list2082612506" text:style-name="L10">
        <text:list-item>
          <text:p text:style-name="P27"><text:span text:style-name="T1">joueur gagne un niveau</text:span></text:p>
        </text:list-item>
      </text:list>
      <text:p text:style-name="P25"><text:span text:style-name="T1"><text:tab/></text:span><text:span text:style-name="T3">Sinon</text:span></text:p>
      <text:list xml:id="list1889028627" text:style-name="L11">
        <text:list-item>
          <text:p text:style-name="P28"><text:span text:style-name="T1">passer à l’étape </text:span><text:span text:style-name="T14">7</text:span></text:p>
        </text:list-item>
      </text:list>
      <text:p text:style-name="P25"><text:span text:style-name="T17"/></text:p>
      <text:p text:style-name="P25"><text:span text:style-name="T14">7</text:span><text:span text:style-name="T1">.<text:tab/>Recommencer à l’étape 4 </text:span><text:span text:style-name="T15">jusqu’à</text:span><text:span text:style-name="T1"> ce que le mode Aventure soit terminé.</text:span></text:p>
      <text:p text:style-name="P25"><text:span text:style-name="T1"/></text:p>
      <text:p text:style-name="P25"><text:span text:style-name="T14">8</text:span><text:span text:style-name="T1">.<text:tab/>Le joueur choisi son adversaire (autre joueur)</text:span></text:p>
      <text:p text:style-name="P25"><text:span text:style-name="T1"/></text:p>
      <text:p text:style-name="P29"><text:span text:style-name="T14">9</text:span><text:span text:style-name="T1">.<text:tab/>Le joueur </text:span><text:span text:style-name="T14">lance alors un affrontement </text:span><text:span text:style-name="T3">(voir déroulement d’un affrontement)</text:span></text:p>
      <text:p text:style-name="P29"><text:span text:style-name="T3"/></text:p>
      <text:p text:style-name="P31"><text:span text:style-name="T1">10.<text:tab/></text:span><text:span text:style-name="T5">Si le joueur gagne</text:span></text:p>
      <text:list xml:id="list111016322460630" text:continue-list="list2271208062" text:style-name="L8">
        <text:list-item>
          <text:p text:style-name="P24"><text:span text:style-name="T1">il gagne de </text:span><text:span text:style-name="T15">l’expérience</text:span></text:p>
        </text:list-item>
        <text:list-item>
          <text:p text:style-name="P24"><text:span text:style-name="T1">il gagne Zéro à plusieurs objets</text:span></text:p>
        </text:list-item>
        <text:list-item>
          <text:p text:style-name="P32"><text:span text:style-name="T1">il gagne des point de classement </text:span><text:span text:style-name="T4">(</text:span><text:span text:style-name="T7">optionnel</text:span><text:span text:style-name="T4"> – sera peut être intégré)</text:span></text:p>
        </text:list-item>
      </text:list>
      <text:p text:style-name="P29"><text:span text:style-name="T1"><text:tab/></text:span><text:span text:style-name="T3">Si le joueur perd</text:span></text:p>
      <text:list xml:id="list3547178824" text:style-name="L12">
        <text:list-item>
          <text:p text:style-name="P30"><text:span text:style-name="T1">il ne gagne rien</text:span></text:p>
        </text:list-item>
        <text:list-item>
          <text:p text:style-name="P30"><text:span text:style-name="T1">les objets utilisé lors de l’affrontement sont perdu</text:span></text:p>
        </text:list-item>
        <text:list-item>
          <text:p text:style-name="P30"><text:span text:style-name="T1">il </text:span><text:span text:style-name="T14">perd des points de classement </text:span><text:span text:style-name="T4">(</text:span><text:span text:style-name="T7">optionnel</text:span><text:span text:style-name="T4"> – sera peut être intégré)</text:span></text:p>
        </text:list-item>
      </text:list>
      <text:p text:style-name="P29"><text:span text:style-name="T4"/></text:p>
      <text:p text:style-name="P31"><text:span text:style-name="T4"/></text:p>
      <text:p text:style-name="P31"><text:span text:style-name="T4"/></text:p>
      <text:p text:style-name="P31"><text:span text:style-name="T4"/></text:p>
      <text:p text:style-name="P31"><text:soft-page-break/><text:span text:style-name="T4"/></text:p>
      <text:p text:style-name="P31"><text:span text:style-name="T4">D</text:span><text:span text:style-name="T3">éroulement d’un affrontement (joueur contre ordinateur)</text:span></text:p>
      <text:p text:style-name="P31"><text:span text:style-name="T3"/></text:p>
      <text:p text:style-name="P31"><text:span text:style-name="T1">1.<text:tab/>Le professeur/assistant pose une question sur son domaine d’enseignement</text:span></text:p>
      <text:p text:style-name="P31"><text:span text:style-name="T1">2.<text:tab/>Le joueur se voit proposer quatre proposition de réponses</text:span></text:p>
      <text:p text:style-name="P31"><text:span text:style-name="T1">3.<text:tab/></text:span><text:span text:style-name="T3">Le joueur peut alors</text:span></text:p>
      <text:list xml:id="list2297286423" text:style-name="L13">
        <text:list-item>
          <text:p text:style-name="P33"><text:span text:style-name="T1">choisir l’une des quatres options et passe à l’étape 4</text:span></text:p>
        </text:list-item>
        <text:list-item>
          <text:p text:style-name="P33"><text:span text:style-name="T1">utiliser un objet s’il en possède un </text:span><text:span text:style-name="T3">(voir exemple d’objet)</text:span><text:span text:style-name="T1"> et reste à l’étape 3</text:span></text:p>
        </text:list-item>
      </text:list>
      <text:p text:style-name="P31"><text:span text:style-name="T1">4.<text:tab/></text:span><text:span text:style-name="T3">Si le joueur choisi la réponse correct</text:span></text:p>
      <text:list xml:id="list2083754985" text:style-name="L15">
        <text:list-item>
          <text:p text:style-name="P36"><text:span text:style-name="T1">le professeur/</text:span><text:span text:style-name="T18">assistant</text:span><text:span text:style-name="T1"> perd des point</text:span><text:span text:style-name="T18">s</text:span><text:span text:style-name="T1"> de vie</text:span></text:p>
        </text:list-item>
      </text:list>
      <text:p text:style-name="P38"><text:span text:style-name="T1"><text:tab/></text:span><text:span text:style-name="T3">Sinon</text:span></text:p>
      <text:list xml:id="list3880913601" text:style-name="L18">
        <text:list-item>
          <text:p text:style-name="P39"><text:span text:style-name="T1">Le joueur perd des points de vie</text:span></text:p>
        </text:list-item>
      </text:list>
      <text:p text:style-name="P38"><text:span text:style-name="T1">5.<text:tab/>Si le joueur n’a plus de points de vie → le joueur perd </text:span><text:span text:style-name="T8">(fin de l’affrontement)</text:span></text:p>
      <text:p text:style-name="P40"><text:span text:style-name="T1">6.<text:tab/>Si le professeur n’a plus de points de vie → le joueur gagne </text:span><text:span text:style-name="T8">(fin de l’affrontement)</text:span></text:p>
      <text:p text:style-name="P43"><text:span text:style-name="T1">7.<text:tab/>Retour à l’étape 1.</text:span></text:p>
      <text:p text:style-name="P43"><text:span text:style-name="T1"/></text:p>
      <text:p text:style-name="P35"><text:span text:style-name="T4">D</text:span><text:span text:style-name="T3">éroulement d’un affrontement (joueur contre </text:span><text:span text:style-name="T9">joueur</text:span><text:span text:style-name="T3">)</text:span></text:p>
      <text:p text:style-name="P35"><text:span text:style-name="T3"/></text:p>
      <text:p text:style-name="P35"><text:span text:style-name="T1">1.<text:tab/></text:span><text:span text:style-name="T19">On tire au hasard le joueur qui commence</text:span></text:p>
      <text:p text:style-name="P35"><text:span text:style-name="T1">2.<text:tab/>Le </text:span><text:span text:style-name="T19">premier joueur pose alors une question qu’il possède au joueur adverse</text:span></text:p>
      <text:p text:style-name="P35"><text:span text:style-name="T1">3.<text:tab/></text:span><text:span text:style-name="T9">Ce dernier</text:span><text:span text:style-name="T3"> peut alors</text:span></text:p>
      <text:list xml:id="list111017231601495" text:continue-list="list2297286423" text:style-name="L13">
        <text:list-item>
          <text:p text:style-name="P34"><text:span text:style-name="T1">choisir l’une des quatres options </text:span><text:span text:style-name="T19">de réponse</text:span><text:span text:style-name="T1"> et passe à l’étape 4</text:span></text:p>
        </text:list-item>
        <text:list-item>
          <text:p text:style-name="P34"><text:span text:style-name="T1">utiliser un objet s’il en possède un </text:span><text:span text:style-name="T3">(voir exemple d’objet)</text:span><text:span text:style-name="T1"> et reste à l’étape 3</text:span></text:p>
        </text:list-item>
      </text:list>
      <text:p text:style-name="P35"><text:span text:style-name="T1">4.<text:tab/></text:span><text:span text:style-name="T3">Si </text:span><text:span text:style-name="T9">il</text:span><text:span text:style-name="T3"> choisi la réponse correct</text:span></text:p>
      <text:list xml:id="list1400767912" text:style-name="L19">
        <text:list-item>
          <text:p text:style-name="P37"><text:span text:style-name="T1">le </text:span><text:span text:style-name="T19">joueur </text:span><text:span text:style-name="T20">ayant posé la question</text:span><text:span text:style-name="T1"> perd des point</text:span><text:span text:style-name="T18">s</text:span><text:span text:style-name="T1"> de vie</text:span></text:p>
        </text:list-item>
      </text:list>
      <text:p text:style-name="P41"><text:span text:style-name="T1"><text:tab/></text:span><text:span text:style-name="T3">Sinon</text:span></text:p>
      <text:list xml:id="list183534593" text:style-name="L20">
        <text:list-item>
          <text:p text:style-name="P42"><text:span text:style-name="T19">Il</text:span><text:span text:style-name="T1"> perd des points de vie</text:span></text:p>
        </text:list-item>
      </text:list>
      <text:p text:style-name="P41"><text:span text:style-name="T1">5.<text:tab/>Si </text:span><text:span text:style-name="T20">il</text:span><text:span text:style-name="T1"> n’a plus de points de vie → </text:span><text:span text:style-name="T20">Il</text:span><text:span text:style-name="T1"> perd </text:span><text:span text:style-name="T8">(fin de l’affrontement)</text:span></text:p>
      <text:p text:style-name="P41"><text:span text:style-name="T1">6.<text:tab/>Si le </text:span><text:span text:style-name="T19">joueur a</text:span><text:span text:style-name="T20">yant posé la question</text:span><text:span text:style-name="T1"> n’a plus de points de vie → </text:span><text:span text:style-name="T20">il</text:span><text:span text:style-name="T1"> gagne </text:span><text:span text:style-name="T8">(fin de <text:tab/>l’affrontement)</text:span></text:p>
      <text:p text:style-name="P44"><text:span text:style-name="T1">7.<text:tab/>Retour à l’étape 1 </text:span><text:span text:style-name="T20">et le </text:span><text:span text:style-name="T21">joueur posant la question change (et ainsi de suite)</text:span></text:p>
      <text:p text:style-name="P44"><text:span text:style-name="T21"/></text:p>
      <text:p text:style-name="P44"><text:span text:style-name="T21"/></text:p>
      <text:p text:style-name="P15"><text:span text:style-name="T21">I</text:span><text:span text:style-name="T1">nterface graphique</text:span></text:p>
      <text:p text:style-name="P15"><text:span text:style-name="T1"/></text:p>
      <text:p text:style-name="P49"><text:span text:style-name="T1">Lors des affrontements, l’interface sera à peu près le même que celui des jeux Pokemon (voir brouillon interfaces utilisateurs).</text:span></text:p>
      <text:p text:style-name="P44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oft-page-break/><text:span text:style-name="T21">L</text:span><text:span text:style-name="T1">e mode Aventure</text:span></text:p>
      <text:p text:style-name="P12"><text:span text:style-name="T1"/></text:p>
      <text:p text:style-name="P45"><text:span text:style-name="T1">Le mode aventure consiste en une succession d’affrontement contre des ordinateurs. En bref, il s’agit plus au moins tout le temps de ce même schéma :</text:span></text:p>
      <text:list xml:id="list424742936" text:style-name="L21">
        <text:list-item>
          <text:p text:style-name="P46"><text:span text:style-name="T1">Le joueur affronte un à plusieurs assistants</text:span></text:p>
        </text:list-item>
        <text:list-item>
          <text:p text:style-name="P46"><text:span text:style-name="T1">Le joueur affronte finalement le professeur</text:span></text:p>
        </text:list-item>
        <text:list-item>
          <text:p text:style-name="P46"><text:span text:style-name="T1">Finalement le joueur peut accéder à l’examen final (temps de réponse limité)</text:span></text:p>
        </text:list-item>
        <text:list-item>
          <text:p text:style-name="P46"><text:span text:style-name="T1">On passe ensuite aux assistants et au professeur suivant</text:span></text:p>
        </text:list-item>
      </text:list>
      <text:p text:style-name="P45"><text:span text:style-name="T1"/></text:p>
      <text:p text:style-name="P45"><text:span text:style-name="T1">On peut dire que le mode aventure est découpé en niveaux (ou Stages) qui se termine tous par un examen final.</text:span></text:p>
      <text:p text:style-name="P45"><text:span text:style-name="T1"/></text:p>
      <text:p text:style-name="P45"><text:span text:style-name="T1">Une fois l’ultime professeur </text:span><text:span text:style-name="T22">(légendaire)</text:span><text:span text:style-name="T1"> et </text:span><text:span text:style-name="T23">son </text:span><text:span text:style-name="T1">examen </text:span><text:span text:style-name="T23">final</text:span><text:span text:style-name="T1"> réussi, le mode Aventure est alors terminé.</text:span></text:p>
      <text:p text:style-name="P45"><text:span text:style-name="T1"/></text:p>
      <text:p text:style-name="P13"><text:span text:style-name="T21">L</text:span><text:span text:style-name="T1">e mode </text:span><text:span text:style-name="T24">Versus</text:span></text:p>
      <text:p text:style-name="P13"><text:span text:style-name="T1"/></text:p>
      <text:p text:style-name="P47"><text:span text:style-name="T1">Le mode </text:span><text:span text:style-name="T24">Versus</text:span><text:span text:style-name="T1"> </text:span><text:span text:style-name="T24">permet à un joueur ayant gagné suffisamment de question de défier un autre joueur. Les deux joueur se posent alors tour à tour un des questions qu’ils ont durement acquises dans le mode Aventure.</text:span></text:p>
      <text:p text:style-name="P47"><text:span text:style-name="T24"/></text:p>
      <text:p text:style-name="P50"><text:span text:style-name="T1">(Optionnel) <text:tab/></text:span><text:span text:style-name="T26">Le joueur qui gagne remporte des points de classements lui donnant un <text:tab/><text:tab/><text:tab/>classement général parmi tous les joueurs inscrits.</text:span></text:p>
      <text:p text:style-name="P50"><text:span text:style-name="T26"><text:tab/><text:tab/>Le joueur qui perd, perd alors des points de classement.</text:span></text:p>
      <text:p text:style-name="P50"><text:span text:style-name="T26"/></text:p>
      <text:p text:style-name="P53"><text:span text:style-name="T26">(Très optionnel) Le mode plateforme</text:span></text:p>
      <text:p text:style-name="P53"><text:span text:style-name="T26"/></text:p>
      <text:p text:style-name="P50"><text:span text:style-name="T26">Il s’agit d’un mode alternatif permettant de remporter des objets utiles pour le mode Aventure ou Versus. Il s’agirait d’un mini-jeu de plateforme ou le joueur manipulerait son personnage à travers différents niveau pour récupéré les dit objets.</text:span></text:p>
      <text:p text:style-name="P50"><text:span text:style-name="T26"/></text:p>
      <text:p text:style-name="P54"><text:span text:style-name="T26">Classe</text:span></text:p>
      <text:p text:style-name="P54"><text:span text:style-name="T26"/></text:p>
      <text:p text:style-name="P51"><text:span text:style-name="T26">Il s’agit d’une précision concernant le type d’étudiant que le joueur incarne. Par exemple, l’intello, le fêtard, le glandeur, le tricheur etc. </text:span><text:span text:style-name="T1">(il s’agit d’exemple et ce n’est pas définitif)</text:span></text:p>
      <text:p text:style-name="P51"><text:span text:style-name="T26"/></text:p>
      <text:p text:style-name="P54"><text:span text:style-name="T26">La classe définira</text:span></text:p>
      <text:p text:style-name="P54"><text:span text:style-name="T26"/></text:p>
      <text:list xml:id="list4266219702" text:style-name="L22">
        <text:list-item>
          <text:p text:style-name="P52"><text:span text:style-name="T26">Les points de vie du joueur</text:span></text:p>
        </text:list-item>
        <text:list-item>
          <text:p text:style-name="P52"><text:span text:style-name="T26">Les « dégâts » du joueur </text:span><text:span text:style-name="T1">(optionnel)</text:span></text:p>
        </text:list-item>
        <text:list-item>
          <text:p text:style-name="P55"><text:span text:style-name="T1">Les objets de départ du joueur</text:span></text:p>
        </text:list-item>
        <text:list-item>
          <text:p text:style-name="P55"><text:span text:style-name="T1">Les objets qu’il a le plus de chance de gagner </text:span><text:span text:style-name="T27">(optionnel)</text:span></text:p>
        </text:list-item>
        <text:list-item>
          <text:p text:style-name="P55"><text:span text:style-name="T1">Autres avantages à voir (</text:span><text:span text:style-name="T27">optionnel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officeooo:rsid="00006970" officeooo:paragraph-rsid="00006970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.0457in" fo:margin-right="0.0016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rueh Loïc, Meyer Yohann, Lederrey Yann, Schär Joë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5:35:33.769925913</meta:creation-date>
    <dc:date>2018-03-27T11:09:36.017076210</dc:date>
    <meta:editing-duration>PT1H43M58S</meta:editing-duration>
    <meta:editing-cycles>21</meta:editing-cycles>
    <meta:generator>LibreOffice/5.4.5.1$Linux_X86_64 LibreOffice_project/40m0$Build-1</meta:generator>
    <meta:document-statistic meta:table-count="0" meta:image-count="0" meta:object-count="0" meta:page-count="4" meta:paragraph-count="110" meta:word-count="1117" meta:character-count="6231" meta:non-whitespace-character-count="5255"/>
  </office:meta>
</office:document-meta>
</file>